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2</text:p>
          </table:table-cell>
          <table:table-cell office:value-type="string" calcext:value-type="string">
            <text:p>ys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formula="of:=([.A2]*((1/2)*[.B2]+(1/3)*[.D2]))/([.B2]+(1/2)*[.D2])" office:value-type="float" office:value="5.07936507936508" calcext:value-type="float">
            <text:p>5,07936507936508</text:p>
          </table:table-cell>
          <table:table-cell table:formula="of:=((1/2)*[.B2]*[.B2]+((1/3)*[.D2]+[.B2])*[.D2]*(1/2))/([.B2]+(1/2)*[.D2])" office:value-type="float" office:value="0.525396825396825" calcext:value-type="float">
            <text:p>0,525396825396825</text:p>
          </table:table-cell>
          <table:table-cell table:formula="of:=([.A2]*((1/2)*[.C2]-(1/3)*[.D2]-(1/2)*[.B2]))/([.C2]-(1/2)*[.D2]-[.B2])" office:value-type="float" office:value="4.92063492063492" calcext:value-type="float">
            <text:p>4,92063492063492</text:p>
          </table:table-cell>
          <table:table-cell table:formula="of:=(((1/2)*[.C2]+(1/2)*[.D2]+(1/2)*[.B2])*([.C2]-[.D2]-[.B2])+((2/3)*[.D2]+[.B2])*(1/2)*[.D2])/([.C2]-(1/2)*[.D2]-[.B2])" office:value-type="float" office:value="1.57460317460317" calcext:value-type="float">
            <text:p>1,57460317460317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Normalna forma dany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xs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/>
          <table:table-cell table:formula="of:=([.A9]*((1/2)*[.B8]+(1/3)*([.B9]-[.B8])))/([.B8]+(1/2)*([.B9]-[.B8]))" office:value-type="float" office:value="5.07936507936508" calcext:value-type="float">
            <text:p>5,0793650793650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8]+[.D9]" office:value-type="float" office:value="1.1" calcext:value-type="float">
            <text:p>1,1</text:p>
          </table:table-cell>
          <table:table-cell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formula="of:=([.A10]*((1/2)*[.B9]+(1/6)*([.B10]-[.B9])))/([.B9]+(1/2)*([.B10]-[.B9]))" office:value-type="float" office:value="10.1587301587302" calcext:value-type="float">
            <text:p>10,158730158730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9]+[.D10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1" calcext:value-type="float">
            <text:p>-0,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10]+[.D11]" office:value-type="float" office:value="1.1" calcext:value-type="float">
            <text:p>1,1</text:p>
          </table:table-cell>
          <table:table-cell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11]+[.D12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1" calcext:value-type="float">
            <text:p>-0,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12]+[.D13]" office:value-type="float" office:value="1.1" calcext:value-type="float">
            <text:p>1,1</text:p>
          </table:table-cell>
          <table:table-cell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3]+[.D14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1" calcext:value-type="float">
            <text:p>-0,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14]+[.D15]" office:value-type="float" office:value="1.1" calcext:value-type="float">
            <text:p>1,1</text:p>
          </table:table-cell>
          <table:table-cell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5]+[.D16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1" calcext:value-type="float">
            <text:p>-0,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16]+[.D17]" office:value-type="float" office:value="1.1" calcext:value-type="float">
            <text:p>1,1</text:p>
          </table:table-cell>
          <table:table-cell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7]+[.D18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1" calcext:value-type="float">
            <text:p>-0,1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8]+[.D19]" office:value-type="float" office:value="1.1" calcext:value-type="float">
            <text:p>1,1</text:p>
          </table:table-cell>
          <table:table-cell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9]+[.D20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1" calcext:value-type="float">
            <text:p>-0,1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20]+[.D21]" office:value-type="float" office:value="1.1" calcext:value-type="float">
            <text:p>1,1</text:p>
          </table:table-cell>
          <table:table-cell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21]+[.D22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-0.1" calcext:value-type="float">
            <text:p>-0,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.00.0000</text:date>, <text:time style:data-style-name="N2" text:time-value="12:06:09.07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09:16:56.646000000</meta:creation-date>
    <dc:date>2020-07-10T13:13:39.747000000</dc:date>
    <meta:editing-duration>PT44M43S</meta:editing-duration>
    <meta:editing-cycles>2</meta:editing-cycles>
    <meta:generator>LibreOffice/6.2.4.2$Windows_X86_64 LibreOffice_project/2412653d852ce75f65fbfa83fb7e7b669a126d64</meta:generator>
    <meta:document-statistic meta:table-count="1" meta:cell-count="83" meta:object-count="0"/>
  </office:meta>
</office:document-meta>
</file>